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ebdings" svg:font-family="Webdings" style:font-adornments="Predeterminado" style:font-charset="x-symbol"/>
    <style:font-face style:name="OpenSymbol" svg:font-family="OpenSymbol"/>
    <style:font-face style:name="Calibri" svg:font-family="Calibri" style:font-family-generic="swiss"/>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4.434cm" fo:margin-left="2.595cm" table:align="left"/>
    </style:style>
    <style:style style:name="Table2.A" style:family="table-column">
      <style:table-column-properties style:column-width="4.595cm"/>
    </style:style>
    <style:style style:name="Table2.B" style:family="table-column">
      <style:table-column-properties style:column-width="9.83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Text_20_body">
      <style:text-properties fo:language="en" fo:country="US"/>
    </style:style>
    <style:style style:name="P2" style:family="paragraph" style:parent-style-name="Text_20_body">
      <style:paragraph-properties fo:margin-left="0cm" fo:margin-right="0cm" fo:text-indent="0cm" style:auto-text-indent="false"/>
      <style:text-properties fo:language="en" fo:country="US" officeooo:rsid="00056c34" officeooo:paragraph-rsid="00056c34"/>
    </style:style>
    <style:style style:name="P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4" style:family="paragraph" style:parent-style-name="Footer">
      <style:text-properties fo:language="en" fo:country="US"/>
    </style:style>
    <style:style style:name="P5"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6" style:family="paragraph" style:parent-style-name="Header">
      <style:text-properties fo:language="en" fo:country="US"/>
    </style:style>
    <style:style style:name="P7" style:family="paragraph" style:parent-style-name="Heading_20_1">
      <style:text-properties fo:language="en" fo:country="US"/>
    </style:style>
    <style:style style:name="P8" style:family="paragraph" style:parent-style-name="Standard">
      <style:paragraph-properties fo:text-align="end" style:justify-single-word="false"/>
      <style:text-properties fo:color="#eeeeee" style:font-name="Calibri1" fo:font-size="12pt" fo:language="en" fo:country="US" fo:font-weight="bold"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text-properties fo:text-transform="uppercase" fo:color="#336633" style:font-name="Calibri1" fo:font-size="24pt" fo:language="en" fo:country="US" fo:font-weight="bold" style:font-size-asian="24pt" style:font-weight-asian="bold" style:font-size-complex="24pt" style:font-weight-complex="bold"/>
    </style:style>
    <style:style style:name="P11" style:family="paragraph" style:parent-style-name="Standard">
      <style:text-properties fo:font-variant="normal" fo:text-transform="none" fo:color="#336633" style:font-name="Calibri1" fo:font-size="24pt" fo:language="en" fo:country="US" fo:font-weight="normal" style:font-size-asian="24pt" style:font-weight-asian="normal" style:font-size-complex="24pt" style:font-weight-complex="normal"/>
    </style:style>
    <style:style style:name="P12" style:family="paragraph" style:parent-style-name="Standard">
      <style:text-properties style:font-name="Calibri1" fo:font-size="24pt" fo:language="en" fo:country="US" fo:font-weight="bold" style:font-size-asian="24pt" style:font-weight-asian="bold" style:font-size-complex="24pt" style:font-weight-complex="bold"/>
    </style:style>
    <style:style style:name="P13" style:family="paragraph" style:parent-style-name="Standard">
      <style:text-properties style:font-name="Calibri1" fo:font-size="12pt" fo:language="en" fo:country="US" style:font-size-asian="12pt" style:font-size-complex="12pt"/>
    </style:style>
    <style:style style:name="P14" style:family="paragraph" style:parent-style-name="Standard">
      <style:text-properties style:font-name="DejaVu Sans" fo:font-size="10pt" fo:language="en" fo:country="US" style:font-size-asian="10pt" style:font-size-complex="10pt"/>
    </style:style>
    <style:style style:name="P15" style:family="paragraph" style:parent-style-name="Standard" style:master-page-name="First_20_Page">
      <style:paragraph-properties style:page-number="auto"/>
      <style:text-properties fo:language="en" fo:country="US"/>
    </style:style>
    <style:style style:name="P16"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US" style:font-size-asian="12pt" style:font-size-complex="12pt"/>
    </style:style>
    <style:style style:name="P17" style:family="paragraph" style:parent-style-name="Standard" style:master-page-name="Index">
      <style:paragraph-properties style:page-number="auto"/>
      <style:text-properties fo:language="en" fo:country="US"/>
    </style:style>
    <style:style style:name="P1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9" style:family="paragraph" style:parent-style-name="Standard" style:master-page-name="Standard">
      <style:paragraph-properties style:page-number="auto"/>
      <style:text-properties fo:language="en" fo:country="US"/>
    </style:style>
    <style:style style:name="P20" style:family="paragraph" style:parent-style-name="Standard">
      <style:paragraph-properties fo:margin-left="3.447cm" fo:margin-right="0cm" fo:text-align="justify" style:justify-single-word="false" fo:text-indent="-0.333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21"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normal" style:font-size-asian="10pt" style:font-weight-asian="normal" style:font-size-complex="10pt" style:font-weight-complex="normal"/>
    </style:style>
    <style:style style:name="P22" style:family="paragraph" style:parent-style-name="Standard">
      <style:paragraph-properties fo:margin-left="2.549cm" fo:margin-right="0cm" fo:text-align="justify" style:justify-single-word="false" fo:text-indent="-1.88cm" style:auto-text-indent="false">
        <style:tab-stops>
          <style:tab-stop style:position="1.942cm"/>
        </style:tab-stops>
      </style:paragraph-properties>
      <style:text-properties style:font-name="DejaVu Sans" fo:font-size="10pt" fo:language="en" fo:country="US" fo:font-weight="bold" style:font-size-asian="10pt" style:font-weight-asian="bold" style:font-size-complex="10pt" style:font-weight-complex="bold"/>
    </style:style>
    <style:style style:name="P2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25" style:family="paragraph" style:parent-style-name="Text_20_body">
      <style:text-properties fo:color="#336633" fo:font-size="14pt" fo:language="en" fo:country="US" style:font-size-asian="14pt" style:font-size-complex="14pt"/>
    </style:style>
    <style:style style:name="P26" style:family="paragraph" style:parent-style-name="Text_20_body">
      <style:text-properties fo:language="en" fo:country="US"/>
    </style:style>
    <style:style style:name="P27" style:family="paragraph" style:parent-style-name="Text_20_body">
      <style:text-properties style:font-name="Webdings" fo:font-size="14pt" fo:language="en" fo:country="US" style:font-name-asian="Webdings" style:font-size-asian="14pt" style:font-name-complex="Webdings" style:font-size-complex="14pt"/>
    </style:style>
    <style:style style:name="P28" style:family="paragraph" style:parent-style-name="Text_20_body">
      <style:paragraph-properties fo:margin-left="0cm" fo:margin-right="0cm" fo:text-indent="0cm" style:auto-text-indent="false"/>
      <style:text-properties fo:language="en" fo:country="US"/>
    </style:style>
    <style:style style:name="P29" style:family="paragraph" style:parent-style-name="Text_20_body">
      <style:paragraph-properties fo:margin-left="1.251cm" fo:margin-right="0cm" fo:text-indent="0.199cm" style:auto-text-indent="false"/>
      <style:text-properties fo:language="en" fo:country="US"/>
    </style:style>
    <style:style style:name="P30" style:family="paragraph" style:parent-style-name="Text_20_body">
      <style:paragraph-properties fo:margin-left="1.251cm" fo:margin-right="0cm" fo:text-indent="0.199cm" style:auto-text-indent="false"/>
      <style:text-properties style:font-name="Calibri" fo:language="en" fo:country="US"/>
    </style:style>
    <style:style style:name="P31" style:family="paragraph" style:parent-style-name="Titulo">
      <style:text-properties fo:language="en" fo:country="US"/>
    </style:style>
    <style:style style:name="P32" style:family="paragraph" style:parent-style-name="Titulo">
      <style:text-properties fo:font-variant="normal" fo:text-transform="none"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font-weight="bold" style:font-name-asian="Webdings" style:font-size-asian="14pt" style:font-weight-asian="bold" style:font-name-complex="Webdings" style:font-size-complex="14pt" style:font-weight-complex="bold"/>
    </style:style>
    <style:style style:name="T5" style:family="text">
      <style:text-properties style:font-name="Webdings" fo:font-size="14pt" fo:language="en" fo:country="US" fo:font-weight="bold" style:font-name-asian="Webdings" style:font-size-asian="14pt" style:font-weight-asian="bold" style:font-name-complex="Webdings" style:font-size-complex="14pt" style:font-weight-complex="bold"/>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Calibri1" fo:font-size="12pt" fo:language="en" fo:country="US"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1155cc"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style:font-name="Calibri1" fo:font-size="12pt" style:font-size-asian="12pt" style:font-size-complex="12pt"/>
    </style:style>
    <style:style style:name="T12" style:family="text">
      <style:text-properties style:font-name="Calibri1" fo:font-size="12pt" fo:language="en" fo:country="US" style:font-size-asian="12pt" style:font-size-complex="12pt"/>
    </style:style>
    <style:style style:name="T13" style:family="text">
      <style:text-properties fo:language="en" fo:country="US"/>
    </style:style>
    <style:style style:name="T14" style:family="text">
      <style:text-properties fo:language="en" fo:country="US" officeooo:rsid="00060ebf"/>
    </style:style>
    <style:style style:name="T15" style:family="text">
      <style:text-properties fo:language="en" fo:country="US" officeooo:rsid="000a60a1"/>
    </style:style>
    <style:style style:name="T16" style:family="text">
      <style:text-properties style:font-name="Calibri" fo:font-size="12pt" style:font-name-asian="Webdings" style:font-size-asian="12pt" style:font-name-complex="Webdings" style:font-size-complex="12pt"/>
    </style:style>
    <style:style style:name="T17" style:family="text">
      <style:text-properties style:font-name="Calibri" fo:font-size="12pt" fo:language="en" fo:country="US" style:font-size-asian="12pt" style:font-size-complex="12pt"/>
    </style:style>
    <style:style style:name="T18" style:family="text">
      <style:text-properties style:font-name="Calibri" fo:font-size="12pt" style:font-size-asian="12pt" style:font-size-complex="12pt"/>
    </style:style>
    <style:style style:name="T19" style:family="text">
      <style:text-properties officeooo:rsid="00056c34"/>
    </style:style>
    <style:style style:name="T20" style:family="text">
      <style:text-properties officeooo:rsid="0005c08a"/>
    </style:style>
    <style:style style:name="T21" style:family="text">
      <style:text-properties officeooo:rsid="00060ebf"/>
    </style:style>
    <style:style style:name="T22" style:family="text">
      <style:text-properties officeooo:rsid="00087889"/>
    </style:style>
    <style:style style:name="T23" style:family="text">
      <style:text-properties officeooo:rsid="000a60a1"/>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 draw:name="Marco1" text:anchor-type="page" text:anchor-page-number="1" svg:x="1.984cm" svg:y="14.958cm" svg:width="17.009cm" draw:z-index="1">
        <draw:text-box fo:min-height="2.224cm">
          <text:p text:style-name="P8"/>
          <text:p text:style-name="P8"><text:user-field-get text:name="Modulo">Computer Systems</text:user-field-get></text:p>
          <text:p text:style-name="P8">CFGS DAW</text:p>
        </draw:text-box>
      </draw:frame>
      <text:p text:style-name="P15"><draw:frame draw:style-name="fr3" draw:name="gráficos1" text:anchor-type="paragraph" svg:x="0cm" svg:y="0.049cm" svg:width="9.53cm" svg:height="5.23cm" draw:z-index="0"><draw:image xlink:href="Pictures/10000000000001C2000000F77A83F7227104901F.jpg" xlink:type="simple" xlink:show="embed" xlink:actuate="onLoad" loext:mime-type="image/jpeg"/></draw:frame></text:p>
      <text:p text:style-name="P9"/>
      <text:p text:style-name="P9"/>
      <text:p text:style-name="P9"/>
      <text:p text:style-name="P9"/>
      <text:p text:style-name="P9"/>
      <text:p text:style-name="P9"/>
      <text:p text:style-name="P10">UNIT 3.<text:user-field-get text:name="Tema">Hardware Components</text:user-field-get></text:p>
      <text:p text:style-name="P11">External Components</text:p>
      <text:p text:style-name="P11">Activities</text:p>
      <text:p text:style-name="P12"/>
      <text:p text:style-name="P9"/>
      <text:p text:style-name="P9"/>
      <text:p text:style-name="P9"/>
      <text:p text:style-name="P9"/>
      <text:p text:style-name="P9"/>
      <text:p text:style-name="P9"/>
      <text:p text:style-name="P9"/>
      <text:p text:style-name="P9"/>
      <text:p text:style-name="P23">Alfredo Oltra / Sergio Garcia</text:p>
      <text:p text:style-name="P3"><text:span text:style-name="T8"><text:s/></text:span><text:a xlink:type="simple" xlink:href="mailto:mail@ceedcv.e" text:style-name="Internet_20_link" text:visited-style-name="Visited_20_Internet_20_Link"><text:span text:style-name="T12">alfredo.oltra@ceedcv.e</text:span></text:a><text:span text:style-name="T10">s</text:span></text:p>
      <text:p text:style-name="P24">201<text:span text:style-name="T22">9</text:span>/20<text:span text:style-name="T22">20</text:span></text:p>
      <text:p text:style-name="P16"><text:tab/><text:tab/><text:tab/><text:tab/><text:tab/><text:tab/><text:tab/><text:tab/><text:tab/><text:tab/>Versión:<text:date style:data-style-name="N104" text:date-value="2019-09-19T09:42:51.661821263">190919</text:date>.<text:time style:data-style-name="N105" text:time-value="2019-09-19T09:42:51.662013628">0938</text:time></text:p>
      <text:p text:style-name="P13"/>
      <text:p text:style-name="P9"/>
      <text:p text:style-name="P17"/>
      <text:p text:style-name="P25">Licencia</text:p>
      <text:p text:style-name="P9"/>
      <text:p text:style-name="P18"><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4"/>
      <text:p text:style-name="P14"><text:s/></text:p>
      <text:p text:style-name="P25">Nomenclatura</text:p>
      <text:p text:style-name="P1"/>
      <text:p text:style-name="P1">A lo largo de este tema se utilizarán distintos símbolos para distinguir elementos importantes dentro del contenido. Estos símbolos son:</text:p>
      <text:p text:style-name="P1"/>
      <text:p text:style-name="P28"><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P1"/>
      <text:p text:style-name="P28"><text:span text:style-name="T3"> </text:span>Atención. Hace referencia a un tipo de actividad donde los alumnos suelen cometer equivocaciones. </text:p>
      <text:p text:style-name="P28"/>
      <text:p text:style-name="P28"/>
      <text:h text:style-name="P7" text:outline-level="1" text:is-list-header="true"/>
      <text:p text:style-name="P9"/>
      <text:p text:style-name="P9"/>
      <text:p text:style-name="P9"/>
      <text:p text:style-name="P19"/>
      <text:p text:style-name="P31">UD0<text:user-field-get text:name="NumeroTema">3</text:user-field-get>. <text:user-field-get text:name="Tema">Hardware Components</text:user-field-get></text:p>
      <text:p text:style-name="P32">External components. Activities</text:p>
      <text:p text:style-name="P31"/>
      <text:p text:style-name="P1">(1) Make a study (physical characteristics and configuration) of your disk(s) drive(s). Lean on photos (the device itself, the configuration of the BIOS, etc.). <text:span text:style-name="T19">Share that information in forum.</text:span></text:p>
      <text:p text:style-name="P1"/>
      <text:p text:style-name="P1">(2) <text:span text:style-name="T3"> </text:span>A hard drive transfers data at 1.6 Mb/s. If the rotation speed is 5400rpm, how many bytes does it transfer per revolution?</text:p>
      <text:p text:style-name="P28"/>
      <text:p text:style-name="P1">(3) <text:span text:style-name="T3"> </text:span>When the manufacturer indicates the hard disk specifications is usually used the CHS terminology, where C is the number of Cylinders, H the number of Heads and S the number of Sectors. Knowing this, can you calculate the capacity in GB of a hard disk with: C = 200 H = 64 S = 40. What if the hard drive indicates that it has 976773169 LBA sectors?</text:p>
      <text:p text:style-name="P1"/>
      <text:p text:style-name="P1">(4) <text:span text:style-name="T3"> </text:span>The next table shows part of the technical specifications of a MoBo. Given the specifications, answer the following questions:</text:p>
      <text:p text:style-name="P29">- How many hard drives can connect?</text:p>
      <text:p text:style-name="P29">- How many SATA drives can connect?</text:p>
      <text:p text:style-name="P29">- Can we connect a floppy drive? and two?</text:p>
      <text:p text:style-name="P30">- In total, how many internal hard drives can be connected on the plate base? <text:span text:style-name="T21">How </text:span>many optical storage devices can be connected?</text:p>
      <text:p text:style-name="P20"/>
      <text:p text:style-name="P21"/>
      <table:table table:name="Table2" table:style-name="Table2">
        <table:table-column table:style-name="Table2.A"/>
        <table:table-column table:style-name="Table2.B"/>
        <table:table-row>
          <table:table-cell table:style-name="Table2.A1" office:value-type="string">
            <text:p text:style-name="P21">Storage Interface</text:p>
          </table:table-cell>
          <table:table-cell table:style-name="Table2.B1" office:value-type="string">
            <text:p text:style-name="P21">South Bridge </text:p>
            <text:p text:style-name="P21">- 1 x IDE connector supporting ATA- 133/100/66/33 and up to 2 IDE devices </text:p>
            <text:p text:style-name="P21">- 6 x SATA 3 Gb/s connectors supporting up to 6 SATA 3Gb/s devices </text:p>
            <text:p text:style-name="P21">- Support for SATA RAID 0, RAID 1 and RAID 10</text:p>
            <text:p text:style-name="P21"/>
            <text:p text:style-name="P21">ITE IT8720 chip </text:p>
            <text:p text:style-name="P21">- 1 x floppy disk drive connector supporting up to 1 floppy disk drive</text:p>
          </table:table-cell>
        </table:table-row>
      </table:table>
      <text:p text:style-name="P22"/>
      <text:p text:style-name="P1"/>
      <text:p text:style-name="P1"/>
      <text:p text:style-name="P1"/>
      <text:p text:style-name="P1"/>
      <text:p text:style-name="P1"/>
      <text:p text:style-name="P1"><text:soft-page-break/>(5) <text:span text:style-name="T3"> </text:span><text:span text:style-name="T18">What is DMA? What sense </text:span>is there in hard drives? <text:span text:style-name="T19">Discuss it in forum.</text:span></text:p>
      <text:p text:style-name="P1"/>
      <text:p text:style-name="P1">(6) What is the USB HOST mode? Give me an example of use</text:p>
      <text:p text:style-name="P1"/>
      <text:p text:style-name="P1">(7) 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text:p>
      <text:p text:style-name="P28"/>
      <text:p text:style-name="P1">(8) <text:span text:style-name="T3"> </text:span><text:span text:style-name="T16">A TFT monitor whose native resolution is 1440 x 1280. How many transistors will?</text:span></text:p>
      <text:p text:style-name="P27"/>
      <text:p text:style-name="P1">(<text:span text:style-name="T21">9</text:span>) <text:span text:style-name="T3"> </text:span>If your computer have 2MB of video memory which is the maximum resolution supported if you work with 256 colors? What if you work with 16.7 million colors?</text:p>
      <text:p text:style-name="P28"/>
      <text:p text:style-name="P1">(1<text:span text:style-name="T21">0</text:span>) <text:span text:style-name="T4"></text:span> In the notes we study the SATA data connector, but there are variations for it. Make a report on 3 of them showing images, cables ....</text:p>
      <text:p text:style-name="P1"/>
      <text:p text:style-name="P1">(1<text:span text:style-name="T21">1</text:span>) <text:span text:style-name="T4"></text:span><text:bookmark text:name="result_box"/>We have already commented that the SSD suffer a considerable drop in performance when they are full. What is “write amplification”? What does the TRIM about it?</text:p>
      <text:p text:style-name="P1"/>
      <text:p text:style-name="P1">(1<text:span text:style-name="T21">2</text:span>) <text:span text:style-name="T4"></text:span>The world of 3D graphics cards is very huge and understanding the current 3D hardware it complicated. Yet, it is interesting to know the meaning of certain concepts. Look up the meaning of the following concepts: pipelines, blending, <text:span text:style-name="T23">anti-aliasing</text:span>, shading, pov-ray, anisotropic filtering, z-buffer, clipping, render.</text:p>
      <text:p text:style-name="P2">Discuss them in forum.</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ebdings" svg:font-family="Webdings" style:font-adornments="Predeterminado" style:font-charset="x-symbol"/>
    <style:font-face style:name="OpenSymbol" svg:font-family="OpenSymbol"/>
    <style:font-face style:name="Calibri" svg:font-family="Calibri" style:font-family-generic="swiss"/>
    <style:font-face style:name="Apple SD Gothic Neo" svg:font-family="'Apple SD Gothic Ne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3</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12T00:24:44</meta:creation-date>
    <meta:editing-duration>PT6H27M12S</meta:editing-duration>
    <meta:editing-cycles>27</meta:editing-cycles>
    <meta:generator>LibreOffice/6.3.1.2$Linux_X86_64 LibreOffice_project/30$Build-2</meta:generator>
    <dc:title>Plantilla CEED</dc:title>
    <meta:initial-creator>Alfredo Oltra Orengo</meta:initial-creator>
    <dc:date>2019-09-19T09:38:48.996210574</dc:date>
    <meta:document-statistic meta:table-count="1" meta:image-count="2" meta:object-count="0" meta:page-count="4" meta:paragraph-count="45" meta:word-count="648" meta:character-count="3811" meta:non-whitespace-character-count="3184"/>
  </office:meta>
</office:document-meta>
</file>